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4.782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1.05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</table:table>
      <table:table table:name="903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0" table:number-columns-repeated="7" table:default-cell-style-name="ce2"/>
        <table:table-column table:style-name="co10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4:13:02.155369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9T14:34:04.049046135</dc:date>
    <dc:creator>Germán Ramírez</dc:creator>
    <meta:editing-duration>PT23H58M</meta:editing-duration>
    <meta:editing-cycles>21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16" meta:object-count="0"/>
  </office:meta>
</office:document-meta>
</file>